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############### Numerical Similarity ###############</text:p>
      <text:p text:style-name="P1">------------ cosine ----------------------</text:p>
      <text:p text:style-name="Preformatted_20_Text">test_f1_macro : <text:s/>0.4952493401982392</text:p>
      <text:p text:style-name="Preformatted_20_Text">test_precision_macro : <text:s/>0.505647520441675</text:p>
      <text:p text:style-name="Preformatted_20_Text">test_recall_macro : <text:s/>0.505202380952381</text:p>
      <text:p text:style-name="P1">------------ Euclidean_distance ----------------------</text:p>
      <text:p text:style-name="Preformatted_20_Text">test_f1_macro : <text:s/>0.5275678117671947</text:p>
      <text:p text:style-name="Preformatted_20_Text">test_precision_macro : <text:s/>0.5299106990056005</text:p>
      <text:p text:style-name="Preformatted_20_Text">test_recall_macro : <text:s/>0.5294357142857142</text:p>
      <text:p text:style-name="P1">------------ wieghted_euclidean ----------------------</text:p>
      <text:p text:style-name="P1">test_f1_macro : <text:s/>0.5213939606668692</text:p>
      <text:p text:style-name="Preformatted_20_Text">test_precision_macro : <text:s/>0.5351142100159709</text:p>
      <text:p text:style-name="Preformatted_20_Text">test_recall_macro : <text:s/>0.532</text:p>
      <text:p text:style-name="P1">------------ mahalanobis ----------------------</text:p>
      <text:p text:style-name="P1">test_f1_macro : <text:s/>0.5224959912454132</text:p>
      <text:p text:style-name="Preformatted_20_Text">test_precision_macro : <text:s/>0.5354764789955284</text:p>
      <text:p text:style-name="Preformatted_20_Text">test_recall_macro : <text:s/>0.532504761904762</text:p>
      <text:p text:style-name="P1">------------ minkowski ----------------------</text:p>
      <text:p text:style-name="P1">test_f1_macro : <text:s/>0.522803376708389</text:p>
      <text:p text:style-name="Preformatted_20_Text">test_precision_macro : <text:s/>0.5361576963170304</text:p>
      <text:p text:style-name="Preformatted_20_Text">test_recall_macro : <text:s/>0.53305</text:p>
      <text:p text:style-name="Preformatted_20_Text">############### Categorical Similarity ###############</text:p>
      <text:p text:style-name="P1">------------ cosine ----------------------</text:p>
      <text:p text:style-name="P1">test_f1_macro : <text:s/>0.5250643524141234</text:p>
      <text:p text:style-name="Preformatted_20_Text">test_precision_macro : <text:s/>0.5296715968180908</text:p>
      <text:p text:style-name="Preformatted_20_Text">test_recall_macro : <text:s/>0.5287499999999999</text:p>
      <text:p text:style-name="P1">------------ overlap ----------------------</text:p>
      <text:p text:style-name="P1">test_f1_macro : <text:s/>0.5257592883585178</text:p>
      <text:p text:style-name="Preformatted_20_Text">test_precision_macro : <text:s/>0.5303138347020154</text:p>
      <text:p text:style-name="Preformatted_20_Text">test_recall_macro : <text:s/>0.5293857142857142</text:p>
      <text:p text:style-name="P1">------------ Jaccard_Distance ----------------------</text:p>
      <text:p text:style-name="P1">test_f1_macro : <text:s/>0.525054296770012</text:p>
      <text:p text:style-name="Preformatted_20_Text">test_precision_macro : <text:s/>0.5296613873870772</text:p>
      <text:p text:style-name="Preformatted_20_Text">test_recall_macro : <text:s/>0.5287404761904761</text:p>
      <text:p text:style-name="P1">------------ Monge_Elkan ----------------------</text:p>
      <text:p text:style-name="P1">test_f1_macro : <text:s/>0.5167093116146375</text:p>
      <text:p text:style-name="Preformatted_20_Text">test_precision_macro : <text:s/>0.5167231199861195</text:p>
      <text:p text:style-name="Preformatted_20_Text">test_recall_macro : <text:s/>0.5167214285714286</text:p>
      <text:p text:style-name="P1">------------ dice ----------------------</text:p>
      <text:p text:style-name="P1">test_f1_macro : <text:s/>0.5253197622872939</text:p>
      <text:p text:style-name="Preformatted_20_Text">test_precision_macro : <text:s/>0.52990616575042</text:p>
      <text:p text:style-name="P1"><text:soft-page-break/>test_recall_macro : <text:s/>0.5289833333333334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7:36:45.506366581</meta:creation-date>
    <dc:date>2019-03-30T17:48:10.271825561</dc:date>
    <meta:editing-duration>PT11M24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2" meta:paragraph-count="42" meta:word-count="128" meta:character-count="1701" meta:non-whitespace-character-count="1585"/>
  </office:meta>
</office:document-meta>
</file>